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84.5" calcext:value-type="float">
            <text:p>84.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75" calcext:value-type="float">
            <text:p>75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64.5" calcext:value-type="float">
            <text:p>64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sc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p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API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corner cas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i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ile pagina con boots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visione front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crittura documento d4</text:p>
          </table:table-cell>
          <table:table-cell table:number-columns-repeated="7"/>
        </table:table-row>
        <table:table-row table:style-name="ro1" table:number-rows-repeated="104853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2-30T15:27:44.046281170</dc:date>
    <meta:editing-duration>PT6H49M4S</meta:editing-duration>
    <meta:editing-cycles>80</meta:editing-cycles>
    <meta:generator>LibreOffice/6.4.7.2$Linux_X86_64 LibreOffice_project/40$Build-2</meta:generator>
    <meta:document-statistic meta:table-count="1" meta:cell-count="289" meta:object-count="0"/>
  </office:meta>
</office:document-meta>
</file>